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35pt"/>
    </style:style>
    <style:style style:name="co3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NLTankNL NA NX" table:style-name="ta1">
        <table:table-column table:style-name="co1" table:number-columns-repeated="22" table:default-cell-style-name="Default"/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coder=&gt;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0" calcext:value-type="float">
            <text:p>0</text:p>
          </table:table-cell>
          <table:table-cell table:formula="of:=AVERAGE([.D1:.D10])" office:value-type="float" office:value="0.1" calcext:value-type="float">
            <text:p>0.1</text:p>
          </table:table-cell>
          <table:table-cell table:formula="of:=AVERAGE([.E1:.E10])" office:value-type="float" office:value="1" calcext:value-type="float">
            <text:p>1</text:p>
          </table:table-cell>
          <table:table-cell table:formula="of:=AVERAGE([.F1:.F10])" office:value-type="float" office:value="1.5" calcext:value-type="float">
            <text:p>1.5</text:p>
          </table:table-cell>
          <table:table-cell table:formula="of:=AVERAGE([.G1:.G10])" office:value-type="float" office:value="2" calcext:value-type="float">
            <text:p>2</text:p>
          </table:table-cell>
          <table:table-cell table:formula="of:=AVERAGE([.H1:.H10])" office:value-type="float" office:value="1.3" calcext:value-type="float">
            <text:p>1.3</text:p>
          </table:table-cell>
          <table:table-cell table:formula="of:=AVERAGE([.I1:.I10])" office:value-type="float" office:value="2.6" calcext:value-type="float">
            <text:p>2.6</text:p>
          </table:table-cell>
          <table:table-cell table:formula="of:=AVERAGE([.J1:.J10])" office:value-type="float" office:value="9.2" calcext:value-type="float">
            <text:p>9.2</text:p>
          </table:table-cell>
          <table:table-cell table:formula="of:=AVERAGE([.K1:.K10])" office:value-type="float" office:value="25.7" calcext:value-type="float">
            <text:p>25.7</text:p>
          </table:table-cell>
          <table:table-cell table:formula="of:=AVERAGE([.L1:.L10])" office:value-type="float" office:value="0" calcext:value-type="float">
            <text:p>0</text:p>
          </table:table-cell>
          <table:table-cell table:formula="of:=AVERAGE([.M1:.M10])" office:value-type="float" office:value="0" calcext:value-type="float">
            <text:p>0</text:p>
          </table:table-cell>
          <table:table-cell table:formula="of:=AVERAGE([.N1:.N10])" office:value-type="float" office:value="0.2" calcext:value-type="float">
            <text:p>0.2</text:p>
          </table:table-cell>
          <table:table-cell table:formula="of:=AVERAGE([.O1:.O10])" office:value-type="float" office:value="0.3" calcext:value-type="float">
            <text:p>0.3</text:p>
          </table:table-cell>
          <table:table-cell table:formula="of:=AVERAGE([.P1:.P10])" office:value-type="float" office:value="2.1" calcext:value-type="float">
            <text:p>2.1</text:p>
          </table:table-cell>
          <table:table-cell table:formula="of:=AVERAGE([.Q1:.Q10])" office:value-type="float" office:value="3.7" calcext:value-type="float">
            <text:p>3.7</text:p>
          </table:table-cell>
          <table:table-cell table:formula="of:=AVERAGE([.R1:.R10])" office:value-type="float" office:value="4.6" calcext:value-type="float">
            <text:p>4.6</text:p>
          </table:table-cell>
          <table:table-cell table:formula="of:=AVERAGE([.S1:.S10])" office:value-type="float" office:value="5.2" calcext:value-type="float">
            <text:p>5.2</text:p>
          </table:table-cell>
          <table:table-cell table:formula="of:=AVERAGE([.T1:.T10])" office:value-type="float" office:value="13.5" calcext:value-type="float">
            <text:p>13.5</text:p>
          </table:table-cell>
          <table:table-cell table:formula="of:=AVERAGE([.U1:.U10])" office:value-type="float" office:value="22.6" calcext:value-type="float">
            <text:p>22.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Comando usato per generare il grafico</text:p>
          </table:table-cell>
          <table:table-cell table:number-columns-repeated="2"/>
          <table:table-cell office:value-type="string" calcext:value-type="string">
            <text:p>prettyPrintStatsUseNA([[0,0,0.1,1,1.5,2,1.3,2.6,9.2,25.7]],[[0,0,0.2,0.3,2.1,3.7,4.6,5.2,13.5,22.6]]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 NLTankNLReducedF5NONAffineGroupLassoInput.txt <text:s/>| grep "encoder=&gt;" </text:p>
          </table:table-cell>
          <table:table-cell table:number-columns-repeated="9"/>
          <table:table-cell office:value-type="string" calcext:value-type="string">
            <text:p>prettyPrintStatsUseNX([[0,0,0,1.4,3.4,15.9]],[[0,0,0,2.6,4.5,13.3]])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dge=&gt;</text:p>
          </table:table-cell>
          <table:table-cell table:number-columns-repeated="2"/>
          <table:table-cell office:value-type="string" calcext:value-type="string">
            <text:p>cat NLTankNLReducedF5NONAffineGroupLassoState.txt <text:s/>| grep "bridge=&gt;"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idge=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8:.B27])" office:value-type="float" office:value="0" calcext:value-type="float">
            <text:p>0</text:p>
          </table:table-cell>
          <table:table-cell table:formula="of:=AVERAGE([.C18:.C27])" office:value-type="float" office:value="0" calcext:value-type="float">
            <text:p>0</text:p>
          </table:table-cell>
          <table:table-cell table:formula="of:=AVERAGE([.D18:.D27])" office:value-type="float" office:value="0" calcext:value-type="float">
            <text:p>0</text:p>
          </table:table-cell>
          <table:table-cell table:formula="of:=AVERAGE([.E18:.E27])" office:value-type="float" office:value="2.6" calcext:value-type="float">
            <text:p>2.6</text:p>
          </table:table-cell>
          <table:table-cell table:formula="of:=AVERAGE([.F18:.F27])" office:value-type="float" office:value="4.5" calcext:value-type="float">
            <text:p>4.5</text:p>
          </table:table-cell>
          <table:table-cell table:formula="of:=AVERAGE([.G18:.G27])" office:value-type="float" office:value="13.3" calcext:value-type="float">
            <text:p>13.3</text:p>
          </table:table-cell>
          <table:table-cell table:number-columns-repeated="1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oder=&gt;</text:p>
          </table:table-cell>
          <table:table-cell table:number-columns-repeated="2"/>
          <table:table-cell office:value-type="string" calcext:value-type="string">
            <text:p>cat NLTankNLReducedF5NONAffineGroupLassoState.txt <text:s/>| grep "decoder=&gt;"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oder=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:.B41])" office:value-type="float" office:value="0" calcext:value-type="float">
            <text:p>0</text:p>
          </table:table-cell>
          <table:table-cell table:formula="of:=AVERAGE([.C32:.C41])" office:value-type="float" office:value="0" calcext:value-type="float">
            <text:p>0</text:p>
          </table:table-cell>
          <table:table-cell table:formula="of:=AVERAGE([.D32:.D41])" office:value-type="float" office:value="0" calcext:value-type="float">
            <text:p>0</text:p>
          </table:table-cell>
          <table:table-cell table:formula="of:=AVERAGE([.E32:.E41])" office:value-type="float" office:value="1.4" calcext:value-type="float">
            <text:p>1.4</text:p>
          </table:table-cell>
          <table:table-cell table:formula="of:=AVERAGE([.F32:.F41])" office:value-type="float" office:value="3.4" calcext:value-type="float">
            <text:p>3.4</text:p>
          </table:table-cell>
          <table:table-cell table:formula="of:=AVERAGE([.G32:.G41])" office:value-type="float" office:value="15.9" calcext:value-type="float">
            <text:p>15.9</text:p>
          </table:table-cell>
          <table:table-cell table:number-columns-repeated="15"/>
        </table:table-row>
      </table:table>
      <table:table table:name="NLTankReduced" table:style-name="ta1">
        <table:table-column table:style-name="co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duced order non affine </text:p>
          </table:table-cell>
          <table:table-cell table:style-name="Default" office:value-type="string" calcext:value-type="string">
            <text:p>Non Affine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1953939268866" calcext:value-type="float">
            <text:p>0.901953939268866</text:p>
          </table:table-cell>
          <table:table-cell office:value-type="string" calcext:value-type="string">
            <text:p>NRMSE:</text:p>
          </table:table-cell>
          <table:table-cell office:value-type="float" office:value="0.980221453369747" calcext:value-type="float">
            <text:p>0.980221453369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5041948831778" calcext:value-type="float">
            <text:p>0.935041948831778</text:p>
          </table:table-cell>
          <table:table-cell office:value-type="string" calcext:value-type="string">
            <text:p>NRMSE:</text:p>
          </table:table-cell>
          <table:table-cell office:value-type="float" office:value="0.9868962012909" calcext:value-type="float">
            <text:p>0.9868962012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96728606445" calcext:value-type="float">
            <text:p>0.9396728606445</text:p>
          </table:table-cell>
          <table:table-cell office:value-type="string" calcext:value-type="string">
            <text:p>NRMSE:</text:p>
          </table:table-cell>
          <table:table-cell office:value-type="float" office:value="0.987830381660264" calcext:value-type="float">
            <text:p>0.987830381660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413416558432" calcext:value-type="float">
            <text:p>0.93413416558432</text:p>
          </table:table-cell>
          <table:table-cell office:value-type="string" calcext:value-type="string">
            <text:p>NRMSE:</text:p>
          </table:table-cell>
          <table:table-cell office:value-type="float" office:value="0.986713076816993" calcext:value-type="float">
            <text:p>0.98671307681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08738809288" calcext:value-type="float">
            <text:p>0.9308738809288</text:p>
          </table:table-cell>
          <table:table-cell office:value-type="string" calcext:value-type="string">
            <text:p>NRMSE:</text:p>
          </table:table-cell>
          <table:table-cell office:value-type="float" office:value="0.986055389077105" calcext:value-type="float">
            <text:p>0.986055389077105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4:.G13])" office:value-type="float" office:value="0.922441490615143" calcext:value-type="float">
            <text:p>0.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2015231342417" calcext:value-type="float">
            <text:p>0.932015231342417</text:p>
          </table:table-cell>
          <table:table-cell office:value-type="string" calcext:value-type="string">
            <text:p>NRMSE:</text:p>
          </table:table-cell>
          <table:table-cell office:value-type="float" office:value="0.98628563037603" calcext:value-type="float">
            <text:p>0.98628563037603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4:.G13])" office:value-type="float" office:value="0.0177212268913868" calcext:value-type="float">
            <text:p>0.018</text:p>
          </table:table-cell>
          <table:table-cell table:number-columns-repeated="2"/>
          <table:table-cell office:value-type="string" calcext:value-type="string">
            <text:p>cat NLTankNLF5NonAffine3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3247721681586" calcext:value-type="float">
            <text:p>0.933247721681586</text:p>
          </table:table-cell>
          <table:table-cell office:value-type="string" calcext:value-type="string">
            <text:p>NRMSE:</text:p>
          </table:table-cell>
          <table:table-cell office:value-type="float" office:value="0.986534257067024" calcext:value-type="float">
            <text:p>0.986534257067024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4:.G13])" office:value-type="float" office:value="0.9396728606445" calcext:value-type="float">
            <text:p>0.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4253823088051" calcext:value-type="float">
            <text:p>0.884253823088051</text:p>
          </table:table-cell>
          <table:table-cell office:value-type="string" calcext:value-type="string">
            <text:p>NRMSE:</text:p>
          </table:table-cell>
          <table:table-cell office:value-type="float" office:value="0.97665086041953" calcext:value-type="float">
            <text:p>0.97665086041953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4561816923047" calcext:value-type="float">
            <text:p>0.914561816923047</text:p>
          </table:table-cell>
          <table:table-cell office:value-type="string" calcext:value-type="string">
            <text:p>NRMSE:</text:p>
          </table:table-cell>
          <table:table-cell office:value-type="float" office:value="0.982764803854531" calcext:value-type="float">
            <text:p>0.982764803854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8659517858069" calcext:value-type="float">
            <text:p>0.918659517858069</text:p>
          </table:table-cell>
          <table:table-cell office:value-type="string" calcext:value-type="string">
            <text:p>NRMSE:</text:p>
          </table:table-cell>
          <table:table-cell office:value-type="float" office:value="0.983591421144566" calcext:value-type="float">
            <text:p>0.983591421144566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duced order non affine </text:p>
          </table:table-cell>
          <table:table-cell table:style-name="Default" office:value-type="string" calcext:value-type="string">
            <text:p>Non Affine</text:p>
          </table:table-cell>
          <table:table-cell office:value-type="string" calcext:value-type="string">
            <text:p>“3/5”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40254195182189" calcext:value-type="float">
            <text:p>0.740254195182189</text:p>
          </table:table-cell>
          <table:table-cell office:value-type="string" calcext:value-type="string">
            <text:p>NRMSE:</text:p>
          </table:table-cell>
          <table:table-cell office:value-type="float" office:value="0.947602234355038" calcext:value-type="float">
            <text:p>0.947602234355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7129066343681" calcext:value-type="float">
            <text:p>0.927129066343681</text:p>
          </table:table-cell>
          <table:table-cell office:value-type="string" calcext:value-type="string">
            <text:p>NRMSE:</text:p>
          </table:table-cell>
          <table:table-cell office:value-type="float" office:value="0.985299958523944" calcext:value-type="float">
            <text:p>0.985299958523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692707575653" calcext:value-type="float">
            <text:p>0.91692707575653</text:p>
          </table:table-cell>
          <table:table-cell office:value-type="string" calcext:value-type="string">
            <text:p>NRMSE:</text:p>
          </table:table-cell>
          <table:table-cell office:value-type="float" office:value="0.983241940638833" calcext:value-type="float">
            <text:p>0.983241940638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2196408467252" calcext:value-type="float">
            <text:p>0.952196408467252</text:p>
          </table:table-cell>
          <table:table-cell office:value-type="string" calcext:value-type="string">
            <text:p>NRMSE:</text:p>
          </table:table-cell>
          <table:table-cell office:value-type="float" office:value="0.990356720533457" calcext:value-type="float">
            <text:p>0.990356720533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1208004287296" calcext:value-type="float">
            <text:p>0.911208004287296</text:p>
          </table:table-cell>
          <table:table-cell office:value-type="string" calcext:value-type="string">
            <text:p>NRMSE:</text:p>
          </table:table-cell>
          <table:table-cell office:value-type="float" office:value="0.982088248987251" calcext:value-type="float">
            <text:p>0.982088248987251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18:.G27])" office:value-type="float" office:value="0.902915310140865" calcext:value-type="float">
            <text:p>0.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6873699397298" calcext:value-type="float">
            <text:p>0.946873699397298</text:p>
          </table:table-cell>
          <table:table-cell office:value-type="string" calcext:value-type="string">
            <text:p>NRMSE:</text:p>
          </table:table-cell>
          <table:table-cell office:value-type="float" office:value="0.989282985915724" calcext:value-type="float">
            <text:p>0.989282985915724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18:.G27])" office:value-type="float" office:value="0.061134093074112" calcext:value-type="float">
            <text:p>0.061</text:p>
          </table:table-cell>
          <table:table-cell table:number-columns-repeated="2"/>
          <table:table-cell office:value-type="string" calcext:value-type="string">
            <text:p>cat NLTankNLF5NonAffine35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8455766786093" calcext:value-type="float">
            <text:p>0.878455766786093</text:p>
          </table:table-cell>
          <table:table-cell office:value-type="string" calcext:value-type="string">
            <text:p>NRMSE:</text:p>
          </table:table-cell>
          <table:table-cell office:value-type="float" office:value="0.975481235387398" calcext:value-type="float">
            <text:p>0.975481235387398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18:.G27])" office:value-type="float" office:value="0.952196408467252" calcext:value-type="float">
            <text:p>0.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1481844388747" calcext:value-type="float">
            <text:p>0.901481844388747</text:p>
          </table:table-cell>
          <table:table-cell office:value-type="string" calcext:value-type="string">
            <text:p>NRMSE:</text:p>
          </table:table-cell>
          <table:table-cell office:value-type="float" office:value="0.980126219042833" calcext:value-type="float">
            <text:p>0.980126219042833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6654754576431" calcext:value-type="float">
            <text:p>0.936654754576431</text:p>
          </table:table-cell>
          <table:table-cell office:value-type="string" calcext:value-type="string">
            <text:p>NRMSE:</text:p>
          </table:table-cell>
          <table:table-cell office:value-type="float" office:value="0.987221547902362" calcext:value-type="float">
            <text:p>0.987221547902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7972286223132" calcext:value-type="float">
            <text:p>0.917972286223132</text:p>
          </table:table-cell>
          <table:table-cell office:value-type="string" calcext:value-type="string">
            <text:p>NRMSE:</text:p>
          </table:table-cell>
          <table:table-cell office:value-type="float" office:value="0.983452787905903" calcext:value-type="float">
            <text:p>0.983452787905903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duced order non affine </text:p>
          </table:table-cell>
          <table:table-cell table:style-name="Default" office:value-type="string" calcext:value-type="string">
            <text:p>Non Affine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563177160085" calcext:value-type="float">
            <text:p>0.89563177160085</text:p>
          </table:table-cell>
          <table:table-cell office:value-type="string" calcext:value-type="string">
            <text:p>NRMSE:</text:p>
          </table:table-cell>
          <table:table-cell office:value-type="float" office:value="0.9789461008763" calcext:value-type="float">
            <text:p>0.9789461008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5057967387715" calcext:value-type="float">
            <text:p>0.895057967387715</text:p>
          </table:table-cell>
          <table:table-cell office:value-type="string" calcext:value-type="string">
            <text:p>NRMSE:</text:p>
          </table:table-cell>
          <table:table-cell office:value-type="float" office:value="0.978830349021493" calcext:value-type="float">
            <text:p>0.9788303490214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618048379894" calcext:value-type="float">
            <text:p>0.963618048379894</text:p>
          </table:table-cell>
          <table:table-cell office:value-type="string" calcext:value-type="string">
            <text:p>NRMSE:</text:p>
          </table:table-cell>
          <table:table-cell office:value-type="float" office:value="0.992660774729225" calcext:value-type="float">
            <text:p>0.992660774729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9419751457076" calcext:value-type="float">
            <text:p>0.949419751457076</text:p>
          </table:table-cell>
          <table:table-cell office:value-type="string" calcext:value-type="string">
            <text:p>NRMSE:</text:p>
          </table:table-cell>
          <table:table-cell office:value-type="float" office:value="0.989796593591666" calcext:value-type="float">
            <text:p>0.989796593591666</text:p>
          </table:table-cell>
          <table:table-cell table:number-columns-repeated="5"/>
          <table:table-cell office:value-type="string" calcext:value-type="string">
            <text:p>cat NLTankNLF5NonAffine5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058732517668" calcext:value-type="float">
            <text:p>0.963058732517668</text:p>
          </table:table-cell>
          <table:table-cell office:value-type="string" calcext:value-type="string">
            <text:p>NRMSE:</text:p>
          </table:table-cell>
          <table:table-cell office:value-type="float" office:value="0.992547945567303" calcext:value-type="float">
            <text:p>0.992547945567303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33:.G42])" office:value-type="float" office:value="0.925164470698087" calcext:value-type="float">
            <text:p>0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053771021789" calcext:value-type="float">
            <text:p>0.90053771021789</text:p>
          </table:table-cell>
          <table:table-cell office:value-type="string" calcext:value-type="string">
            <text:p>NRMSE:</text:p>
          </table:table-cell>
          <table:table-cell office:value-type="float" office:value="0.979935761602888" calcext:value-type="float">
            <text:p>0.979935761602888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33:.G42])" office:value-type="float" office:value="0.0262804350559249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4951834698235" calcext:value-type="float">
            <text:p>0.934951834698235</text:p>
          </table:table-cell>
          <table:table-cell office:value-type="string" calcext:value-type="string">
            <text:p>NRMSE:</text:p>
          </table:table-cell>
          <table:table-cell office:value-type="float" office:value="0.986878022828868" calcext:value-type="float">
            <text:p>0.986878022828868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33:.G42])" office:value-type="float" office:value="0.963618048379894" calcext:value-type="float">
            <text:p>0.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5941557651796" calcext:value-type="float">
            <text:p>0.915941557651796</text:p>
          </table:table-cell>
          <table:table-cell office:value-type="string" calcext:value-type="string">
            <text:p>NRMSE:</text:p>
          </table:table-cell>
          <table:table-cell office:value-type="float" office:value="0.983043134938287" calcext:value-type="float">
            <text:p>0.983043134938287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81686665424" calcext:value-type="float">
            <text:p>0.9181686665424</text:p>
          </table:table-cell>
          <table:table-cell office:value-type="string" calcext:value-type="string">
            <text:p>NRMSE:</text:p>
          </table:table-cell>
          <table:table-cell office:value-type="float" office:value="0.983492403136468" calcext:value-type="float">
            <text:p>0.983492403136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5258666527347" calcext:value-type="float">
            <text:p>0.915258666527347</text:p>
          </table:table-cell>
          <table:table-cell office:value-type="string" calcext:value-type="string">
            <text:p>NRMSE:</text:p>
          </table:table-cell>
          <table:table-cell office:value-type="float" office:value="0.982905377298178" calcext:value-type="float">
            <text:p>0.982905377298178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duced order non affine </text:p>
          </table:table-cell>
          <table:table-cell table:style-name="Default" office:value-type="string" calcext:value-type="string">
            <text:p>Non Affine</text:p>
          </table:table-cell>
          <table:table-cell office:value-type="string" calcext:value-type="string">
            <text:p>“2/5”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1412192318538" calcext:value-type="float">
            <text:p>0.911412192318538</text:p>
          </table:table-cell>
          <table:table-cell office:value-type="string" calcext:value-type="string">
            <text:p>NRMSE:</text:p>
          </table:table-cell>
          <table:table-cell office:value-type="float" office:value="0.982129439244842" calcext:value-type="float">
            <text:p>0.982129439244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138824384268" calcext:value-type="float">
            <text:p>0.909138824384268</text:p>
          </table:table-cell>
          <table:table-cell office:value-type="string" calcext:value-type="string">
            <text:p>NRMSE:</text:p>
          </table:table-cell>
          <table:table-cell office:value-type="float" office:value="0.981670839344342" calcext:value-type="float">
            <text:p>0.981670839344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745776500597458" calcext:value-type="float">
            <text:p>0.745776500597458</text:p>
          </table:table-cell>
          <table:table-cell office:value-type="string" calcext:value-type="string">
            <text:p>NRMSE:</text:p>
          </table:table-cell>
          <table:table-cell office:value-type="float" office:value="0.948716232962916" calcext:value-type="float">
            <text:p>0.948716232962916</text:p>
          </table:table-cell>
          <table:table-cell table:number-columns-repeated="5"/>
          <table:table-cell office:value-type="string" calcext:value-type="string">
            <text:p>cat NLTankNLF5NonAffine25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7000739623538" calcext:value-type="float">
            <text:p>0.927000739623538</text:p>
          </table:table-cell>
          <table:table-cell office:value-type="string" calcext:value-type="string">
            <text:p>NRMSE:</text:p>
          </table:table-cell>
          <table:table-cell office:value-type="float" office:value="0.985274071547972" calcext:value-type="float">
            <text:p>0.985274071547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7343793337224" calcext:value-type="float">
            <text:p>0.947343793337224</text:p>
          </table:table-cell>
          <table:table-cell office:value-type="string" calcext:value-type="string">
            <text:p>NRMSE:</text:p>
          </table:table-cell>
          <table:table-cell office:value-type="float" office:value="0.989377816598793" calcext:value-type="float">
            <text:p>0.989377816598793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50:.G59])" office:value-type="float" office:value="0.904599260127151" calcext:value-type="float">
            <text:p>0.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8696733924791" calcext:value-type="float">
            <text:p>0.888696733924791</text:p>
          </table:table-cell>
          <table:table-cell office:value-type="string" calcext:value-type="string">
            <text:p>NRMSE:</text:p>
          </table:table-cell>
          <table:table-cell office:value-type="float" office:value="0.977547115898875" calcext:value-type="float">
            <text:p>0.977547115898875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50:.G59])" office:value-type="float" office:value="0.0587281963772742" calcext:value-type="float">
            <text:p>0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7310419702015" calcext:value-type="float">
            <text:p>0.917310419702015</text:p>
          </table:table-cell>
          <table:table-cell office:value-type="string" calcext:value-type="string">
            <text:p>NRMSE:</text:p>
          </table:table-cell>
          <table:table-cell office:value-type="float" office:value="0.983319271497866" calcext:value-type="float">
            <text:p>0.983319271497866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50:.G59])" office:value-type="float" office:value="0.947688403052805" calcext:value-type="float">
            <text:p>0.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6976152582738" calcext:value-type="float">
            <text:p>0.936976152582738</text:p>
          </table:table-cell>
          <table:table-cell office:value-type="string" calcext:value-type="string">
            <text:p>NRMSE:</text:p>
          </table:table-cell>
          <table:table-cell office:value-type="float" office:value="0.987286382587277" calcext:value-type="float">
            <text:p>0.987286382587277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7688403052805" calcext:value-type="float">
            <text:p>0.947688403052805</text:p>
          </table:table-cell>
          <table:table-cell office:value-type="string" calcext:value-type="string">
            <text:p>NRMSE:</text:p>
          </table:table-cell>
          <table:table-cell office:value-type="float" office:value="0.9894473337143" calcext:value-type="float">
            <text:p>0.989447333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4648841748136" calcext:value-type="float">
            <text:p>0.914648841748136</text:p>
          </table:table-cell>
          <table:table-cell office:value-type="string" calcext:value-type="string">
            <text:p>NRMSE:</text:p>
          </table:table-cell>
          <table:table-cell office:value-type="float" office:value="0.982782359119355" calcext:value-type="float">
            <text:p>0.9827823591193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9:14:47.83954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0:29:00.519944540</meta:creation-date>
    <dc:date>2021-02-06T19:46:45.710839023</dc:date>
    <meta:editing-duration>PT10H46M24S</meta:editing-duration>
    <meta:editing-cycles>109</meta:editing-cycles>
    <meta:generator>LibreOffice/6.0.7.3$Linux_X86_64 LibreOffice_project/00m0$Build-3</meta:generator>
    <meta:document-statistic meta:table-count="2" meta:cell-count="791" meta:object-count="0"/>
  </office:meta>
</office:document-meta>
</file>